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46cm" fo:min-width="0.09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14cm" svg:height="0.914cm" svg:x="1.508cm" svg:y="9.97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14cm" svg:height="0.914cm" svg:x="2.809cm" svg:y="9.97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14cm" svg:height="0.914cm" svg:x="4.11cm" svg:y="9.97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914cm" svg:height="0.914cm" svg:x="5.31cm" svg:y="9.97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14cm" svg:height="0.914cm" svg:x="6.51cm" svg:y="9.97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914cm" svg:height="0.914cm" svg:x="2.111cm" svg:y="7.97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14cm" svg:height="0.914cm" svg:x="5.212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244cm" svg:y1="8.758cm" svg:x2="1.965cm" svg:y2="9.974cm" draw:start-shape="id1" draw:start-glue-point="7" draw:end-shape="id2" draw:end-glue-point="4" svg:d="M2244 8758l-279 1216" svg:viewBox="0 0 280 1217">
          <text:p/>
        </draw:connector>
        <draw:connector draw:style-name="gr2" draw:text-style-name="P3" draw:layer="layout" draw:type="line" svg:x1="2.892cm" svg:y1="8.758cm" svg:x2="3.266cm" svg:y2="9.975cm" draw:start-shape="id1" draw:start-glue-point="9" draw:end-shape="id3" draw:end-glue-point="4" svg:d="M2892 8758l374 1217" svg:viewBox="0 0 375 1218">
          <text:p/>
        </draw:connector>
        <draw:connector draw:style-name="gr2" draw:text-style-name="P3" draw:layer="layout" draw:type="line" svg:x1="5.345cm" svg:y1="8.759cm" svg:x2="4.567cm" svg:y2="9.976cm" draw:start-shape="id4" draw:start-glue-point="7" draw:end-shape="id5" draw:end-glue-point="4" svg:d="M5345 8759l-778 1217" svg:viewBox="0 0 779 1218">
          <text:p/>
        </draw:connector>
        <draw:connector draw:style-name="gr2" draw:text-style-name="P3" draw:layer="layout" draw:type="line" svg:x1="5.669cm" svg:y1="8.892cm" svg:x2="5.767cm" svg:y2="9.976cm" draw:start-shape="id4" draw:start-glue-point="8" draw:end-shape="id6" draw:end-glue-point="4" svg:d="M5669 8892l98 1084" svg:viewBox="0 0 99 1085">
          <text:p/>
        </draw:connector>
        <draw:connector draw:style-name="gr2" draw:text-style-name="P3" draw:layer="layout" draw:type="line" svg:x1="5.993cm" svg:y1="8.759cm" svg:x2="6.967cm" svg:y2="9.976cm" draw:start-shape="id4" draw:start-glue-point="9" draw:end-shape="id7" draw:end-glue-point="4" svg:d="M5993 8759l974 1217" svg:viewBox="0 0 975 1218">
          <text:p/>
        </draw:connector>
        <draw:custom-shape draw:style-name="gr1" draw:text-style-name="P2" xml:id="id8" draw:id="id8" draw:layer="layout" svg:width="0.914cm" svg:height="0.914cm" svg:x="3.712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845cm" svg:y1="6.759cm" svg:x2="2.568cm" svg:y2="7.977cm" draw:start-shape="id8" draw:start-glue-point="7" draw:end-shape="id1" draw:end-glue-point="4" svg:d="M3845 6759l-1277 1218" svg:viewBox="0 0 1278 1219">
          <text:p/>
        </draw:connector>
        <draw:connector draw:style-name="gr3" draw:text-style-name="P3" draw:layer="layout" draw:type="line" svg:x1="4.493cm" svg:y1="6.759cm" svg:x2="5.669cm" svg:y2="7.978cm" draw:start-shape="id8" draw:start-glue-point="9" draw:end-shape="id4" draw:end-glue-point="4" svg:d="M4493 6759l1176 1219" svg:viewBox="0 0 1177 1220">
          <text:p/>
        </draw:connector>
        <draw:custom-shape draw:style-name="gr1" draw:text-style-name="P2" xml:id="id9" draw:id="id9" draw:layer="layout" svg:width="0.914cm" svg:height="0.914cm" svg:x="7.113cm" svg:y="5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914cm" svg:height="0.914cm" svg:x="7.114cm" svg:y="7.98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7.57cm" svg:y1="6.893cm" svg:x2="7.571cm" svg:y2="7.98cm" draw:start-shape="id9" draw:start-glue-point="8" draw:end-shape="id10" draw:end-glue-point="4" svg:d="M7570 6893l1 1087" svg:viewBox="0 0 2 1088">
          <text:p/>
        </draw:connector>
        <draw:custom-shape draw:style-name="gr1" draw:text-style-name="P2" xml:id="id11" draw:id="id11" draw:layer="layout" svg:width="0.914cm" svg:height="0.914cm" svg:x="5.413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546cm" svg:y1="4.76cm" svg:x2="4.493cm" svg:y2="6.111cm" draw:start-shape="id11" draw:start-glue-point="7" draw:end-shape="id8" draw:end-glue-point="11" svg:d="M5546 4760l-1053 1351" svg:viewBox="0 0 1054 1352">
          <text:p/>
        </draw:connector>
        <draw:connector draw:style-name="gr2" draw:text-style-name="P3" draw:layer="layout" draw:type="line" svg:x1="6.194cm" svg:y1="4.76cm" svg:x2="7.246cm" svg:y2="6.112cm" draw:start-shape="id11" draw:start-glue-point="9" draw:end-shape="id9" draw:end-glue-point="5" svg:d="M6194 4760l1052 1352" svg:viewBox="0 0 1053 1353">
          <text:p/>
        </draw:connector>
        <draw:custom-shape draw:style-name="gr1" draw:text-style-name="P2" xml:id="id13" draw:id="id13" draw:layer="layout" svg:width="0.914cm" svg:height="0.914cm" svg:x="8.415cm" svg:y="7.981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4" draw:id="id14" draw:layer="layout" svg:width="0.914cm" svg:height="0.914cm" svg:x="9.616cm" svg:y="7.982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5" draw:id="id15" draw:layer="layout" svg:width="0.914cm" svg:height="0.914cm" svg:x="9.117cm" svg:y="9.883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6" draw:id="id16" draw:layer="layout" svg:width="0.914cm" svg:height="0.914cm" svg:x="10.218cm" svg:y="9.884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" draw:id="id12" draw:layer="layout" svg:width="0.914cm" svg:height="0.914cm" svg:x="9.117cm" svg:y="5.9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9.25cm" svg:y1="6.764cm" svg:x2="8.872cm" svg:y2="7.981cm" draw:start-shape="id12" draw:start-glue-point="7" draw:end-shape="id13" draw:end-glue-point="4" svg:d="M9250 6764l-378 1217" svg:viewBox="0 0 379 1218">
          <text:p/>
        </draw:connector>
        <draw:connector draw:style-name="gr3" draw:text-style-name="P3" draw:layer="layout" draw:type="line" svg:x1="9.898cm" svg:y1="6.764cm" svg:x2="10.073cm" svg:y2="7.982cm" draw:start-shape="id12" draw:start-glue-point="9" draw:end-shape="id14" draw:end-glue-point="4" svg:d="M9898 6764l175 1218" svg:viewBox="0 0 176 1219">
          <text:p/>
        </draw:connector>
        <draw:connector draw:style-name="gr2" draw:text-style-name="P3" draw:layer="layout" draw:type="line" svg:x1="9.749cm" svg:y1="8.763cm" svg:x2="9.574cm" svg:y2="9.883cm" draw:start-shape="id14" draw:start-glue-point="7" draw:end-shape="id15" draw:end-glue-point="4" svg:d="M9749 8763l-175 1120" svg:viewBox="0 0 176 1121">
          <text:p/>
        </draw:connector>
        <draw:connector draw:style-name="gr2" draw:text-style-name="P3" draw:layer="layout" draw:type="line" svg:x1="10.397cm" svg:y1="8.763cm" svg:x2="10.675cm" svg:y2="9.884cm" draw:start-shape="id14" draw:start-glue-point="9" draw:end-shape="id16" draw:end-glue-point="4" svg:d="M10397 8763l278 1121" svg:viewBox="0 0 279 1122">
          <text:p/>
        </draw:connector>
        <draw:custom-shape draw:style-name="gr1" draw:text-style-name="P2" xml:id="id18" draw:id="id18" draw:layer="layout" svg:width="0.914cm" svg:height="0.914cm" svg:x="10.819cm" svg:y="7.985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7" draw:id="id17" draw:layer="layout" svg:width="0.914cm" svg:height="0.914cm" svg:x="10.82cm" svg:y="5.986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9" draw:id="id19" draw:layer="layout" svg:width="0.914cm" svg:height="0.914cm" svg:x="9.921cm" svg:y="3.8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1.277cm" svg:y1="6.9cm" svg:x2="11.276cm" svg:y2="7.985cm" draw:start-shape="id17" draw:start-glue-point="8" draw:end-shape="id18" draw:end-glue-point="4" svg:d="M11277 6900l-1 1085" svg:viewBox="0 0 2 1086">
          <text:p/>
        </draw:connector>
        <draw:connector draw:style-name="gr2" draw:text-style-name="P3" draw:layer="layout" draw:type="line" svg:x1="10.054cm" svg:y1="4.668cm" svg:x2="9.574cm" svg:y2="5.983cm" draw:start-shape="id19" draw:start-glue-point="7" draw:end-shape="id12" draw:end-glue-point="4" svg:d="M10054 4668l-480 1315" svg:viewBox="0 0 481 1316">
          <text:p/>
        </draw:connector>
        <draw:connector draw:style-name="gr2" draw:text-style-name="P3" draw:layer="layout" draw:type="line" svg:x1="10.702cm" svg:y1="4.668cm" svg:x2="11.277cm" svg:y2="5.986cm" draw:start-shape="id19" draw:start-glue-point="9" draw:end-shape="id17" draw:end-glue-point="4" svg:d="M10702 4668l575 1318" svg:viewBox="0 0 576 1319">
          <text:p/>
        </draw:connector>
        <draw:custom-shape draw:style-name="gr1" draw:text-style-name="P2" xml:id="id21" draw:id="id21" draw:layer="layout" svg:width="0.914cm" svg:height="0.914cm" svg:x="12.22cm" svg:y="7.986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0" draw:id="id20" draw:layer="layout" svg:width="0.914cm" svg:height="0.914cm" svg:x="12.121cm" svg:y="5.9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2.578cm" svg:y1="6.901cm" svg:x2="12.677cm" svg:y2="7.986cm" draw:start-shape="id20" draw:start-glue-point="8" draw:end-shape="id21" draw:end-glue-point="4" svg:d="M12578 6901l99 1085" svg:viewBox="0 0 100 1086">
          <text:p/>
        </draw:connector>
        <draw:custom-shape draw:style-name="gr1" draw:text-style-name="P2" xml:id="id22" draw:id="id22" draw:layer="layout" svg:width="0.914cm" svg:height="0.914cm" svg:x="13.422cm" svg:y="7.9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3" draw:id="id23" draw:layer="layout" svg:width="0.914cm" svg:height="0.914cm" svg:x="12.918cm" svg:y="9.884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4" draw:id="id24" draw:layer="layout" svg:width="0.914cm" svg:height="0.914cm" svg:x="14.019cm" svg:y="9.885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3.555cm" svg:y1="8.769cm" svg:x2="13.375cm" svg:y2="9.884cm" draw:start-shape="id22" draw:start-glue-point="7" draw:end-shape="id23" draw:end-glue-point="4" svg:d="M13555 8769l-180 1115" svg:viewBox="0 0 181 1116">
          <text:p/>
        </draw:connector>
        <draw:connector draw:style-name="gr2" draw:text-style-name="P3" draw:layer="layout" draw:type="line" svg:x1="14.203cm" svg:y1="8.769cm" svg:x2="14.476cm" svg:y2="9.885cm" draw:start-shape="id22" draw:start-glue-point="9" draw:end-shape="id24" draw:end-glue-point="4" svg:d="M14203 8769l273 1116" svg:viewBox="0 0 274 1117">
          <text:p/>
        </draw:connector>
        <draw:custom-shape draw:style-name="gr1" draw:text-style-name="P2" xml:id="id25" draw:id="id25" draw:layer="layout" svg:width="0.914cm" svg:height="0.914cm" svg:x="14.023cm" svg:y="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4.156cm" svg:y1="6.77cm" svg:x2="13.879cm" svg:y2="7.988cm" draw:start-shape="id25" draw:start-glue-point="7" draw:end-shape="id22" draw:end-glue-point="4" svg:d="M14156 6770l-277 1218" svg:viewBox="0 0 278 1219">
          <text:p/>
        </draw:connector>
        <draw:custom-shape draw:style-name="gr1" draw:text-style-name="P2" xml:id="id26" draw:id="id26" draw:layer="layout" svg:width="0.914cm" svg:height="0.914cm" svg:x="14.92cm" svg:y="7.986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4.804cm" svg:y1="6.77cm" svg:x2="15.377cm" svg:y2="7.986cm" draw:start-shape="id25" draw:start-glue-point="9" draw:end-shape="id26" draw:end-glue-point="4" svg:d="M14804 6770l573 1216" svg:viewBox="0 0 574 1217">
          <text:p/>
        </draw:connector>
        <draw:custom-shape draw:style-name="gr1" draw:text-style-name="P2" xml:id="id27" draw:id="id27" draw:layer="layout" svg:width="0.914cm" svg:height="0.914cm" svg:x="13.024cm" svg:y="3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3.157cm" svg:y1="4.671cm" svg:x2="12.578cm" svg:y2="5.987cm" draw:start-shape="id27" draw:start-glue-point="7" draw:end-shape="id20" draw:end-glue-point="4" svg:d="M13157 4671l-579 1316" svg:viewBox="0 0 580 1317">
          <text:p/>
        </draw:connector>
        <draw:connector draw:style-name="gr2" draw:text-style-name="P3" draw:layer="layout" draw:type="line" svg:x1="13.805cm" svg:y1="4.671cm" svg:x2="14.48cm" svg:y2="5.989cm" draw:start-shape="id27" draw:start-glue-point="9" draw:end-shape="id25" draw:end-glue-point="4" svg:d="M13805 4671l675 1318" svg:viewBox="0 0 676 1319">
          <text:p/>
        </draw:connector>
        <draw:custom-shape draw:style-name="gr1" draw:text-style-name="P2" xml:id="id28" draw:id="id28" draw:layer="layout" svg:width="0.914cm" svg:height="0.914cm" svg:x="9.825cm" svg:y="1.7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9.958cm" svg:y1="2.572cm" svg:x2="5.87cm" svg:y2="3.979cm" draw:start-shape="id28" draw:start-glue-point="7" draw:end-shape="id11" draw:end-glue-point="4" svg:d="M9958 2572l-4088 1407" svg:viewBox="0 0 4089 1408">
          <text:p/>
        </draw:connector>
        <draw:connector draw:style-name="gr2" draw:text-style-name="P3" draw:layer="layout" draw:type="line" svg:x1="10.282cm" svg:y1="2.705cm" svg:x2="10.378cm" svg:y2="3.887cm" draw:start-shape="id28" draw:start-glue-point="8" draw:end-shape="id19" draw:end-glue-point="4" svg:d="M10282 2705l96 1182" svg:viewBox="0 0 97 1183">
          <text:p/>
        </draw:connector>
        <draw:connector draw:style-name="gr2" draw:text-style-name="P3" draw:layer="layout" draw:type="line" svg:x1="10.606cm" svg:y1="2.572cm" svg:x2="13.481cm" svg:y2="3.89cm" draw:start-shape="id28" draw:start-glue-point="9" draw:end-shape="id27" draw:end-glue-point="4" svg:d="M10606 2572l2875 1318" svg:viewBox="0 0 2876 131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9T23:03:13.817000000</meta:creation-date>
    <dc:date>2020-04-19T23:21:07.748000000</dc:date>
    <meta:editing-duration>PT1M34S</meta:editing-duration>
    <meta:editing-cycles>2</meta:editing-cycles>
    <meta:generator>LibreOffice/6.3.2.2$Windows_X86_64 LibreOffice_project/98b30e735bda24bc04ab42594c85f7fd8be07b9c</meta:generator>
    <meta:document-statistic meta:object-count="55"/>
  </office:meta>
</office:document-meta>
</file>